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8" style:family="table">
      <style:table-properties style:width="16.9cm" fo:margin-left="-0.199cm" table:align="left" style:writing-mode="lr-tb"/>
    </style:style>
    <style:style style:name="Таблица18.A" style:family="table-column">
      <style:table-column-properties style:column-width="2.374cm"/>
    </style:style>
    <style:style style:name="Таблица18.B" style:family="table-column">
      <style:table-column-properties style:column-width="6.463cm"/>
    </style:style>
    <style:style style:name="Таблица18.C" style:family="table-column">
      <style:table-column-properties style:column-width="8.063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b09864" officeooo:paragraph-rsid="00b09864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Заголовок_20_1_20_титул">
      <style:text-properties officeooo:rsid="00b09864" officeooo:paragraph-rsid="00b09864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965ec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b404d4" officeooo:paragraph-rsid="00b404d4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1" style:family="paragraph" style:parent-style-name="Heading_20_2">
      <style:paragraph-properties fo:break-before="page"/>
      <style:text-properties officeooo:paragraph-rsid="00b09864"/>
    </style:style>
    <style:style style:name="P22" style:family="paragraph" style:parent-style-name="Heading_20_2">
      <style:text-properties officeooo:paragraph-rsid="00b09864"/>
    </style:style>
    <style:style style:name="P23" style:family="paragraph" style:parent-style-name="Text_20_body" style:list-style-name="WW8Num60"/>
    <style:style style:name="P24" style:family="paragraph" style:parent-style-name="Text_20_body" style:list-style-name="WW8Num22"/>
    <style:style style:name="P25" style:family="paragraph" style:parent-style-name="Standard">
      <style:text-properties officeooo:paragraph-rsid="00b09864"/>
    </style:style>
    <style:style style:name="P26" style:family="paragraph" style:parent-style-name="Text_20_body">
      <style:text-properties officeooo:rsid="00a5c85e" officeooo:paragraph-rsid="00a5c85e"/>
    </style:style>
    <style:style style:name="P27" style:family="paragraph" style:parent-style-name="Text_20_body">
      <style:text-properties officeooo:paragraph-rsid="008ed1db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language="en" fo:country="US" officeooo:rsid="00b1fbe7"/>
    </style:style>
    <style:style style:name="T3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fo:language="ru" fo:country="RU" officeooo:rsid="00b404d4"/>
    </style:style>
    <style:style style:name="T10" style:family="text">
      <style:text-properties officeooo:rsid="00160dc7"/>
    </style:style>
    <style:style style:name="T11" style:family="text">
      <style:text-properties officeooo:rsid="00b09864"/>
    </style:style>
    <style:style style:name="T12" style:family="text">
      <style:text-properties fo:language="ru" fo:country="RU" officeooo:rsid="005e102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5e1027" style:font-style-asian="normal" style:font-style-complex="normal"/>
    </style:style>
    <style:style style:name="T16" style:family="text">
      <style:text-properties officeooo:rsid="00b404d4"/>
    </style:style>
    <style:style style:name="T17" style:family="text">
      <style:text-properties fo:language="en" fo:country="US"/>
    </style:style>
    <style:style style:name="T18" style:family="text">
      <style:text-properties style:font-name="PT Astra Serif2" fo:font-size="18.3999996185303pt" fo:font-style="normal" fo:font-weight="bold" officeooo:rsid="0098faa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officeooo:rsid="00b0d9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ИСТЕМНОЕ ПРОГРАММИРОВАНИЕ</text:p>
      <text:p text:style-name="P8"/>
      <text:p text:style-name="P8"/>
      <text:p text:style-name="P9">ЛАБОРАТОРНАЯ РАБОТА №<text:span text:style-name="T2">5</text:span></text:p>
      <text:p text:style-name="P10">по теме:</text:p>
      <text:p text:style-name="P11"><text:span text:style-name="T3">Д</text:span><text:span text:style-name="T4">инамические массивы</text:span></text:p>
      <text:p text:style-name="P12"/>
      <text:p text:style-name="P12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</text:span> <text:span text:style-name="T9">И-31</text:span></text:p>
      <text:p text:style-name="P14">Сафронов Данил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специальных </text:span><text:span text:style-name="T12">дисциплины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/>
      <text:p text:style-name="P4"/>
      <text:p text:style-name="P20"><text:span text:style-name="Emphasis"/></text:p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4</text:span></text:span></text:p>
      <text:h text:style-name="P21" text:outline-level="2">1 Цель работы:</text:h>
      <text:p text:style-name="Text_20_body"><text:tab/>Получить практические навыки выделения, перераспределения и освобождение памяти при работе с динамическими массивами</text:p>
      <text:h text:style-name="P22" text:outline-level="2"><text:span text:style-name="T16">2 </text:span>Постановка задачи</text:h>
      <text:list text:style-name="WW8Num60">
        <text:list-item>
          <text:p text:style-name="P23">Сформировать динамический одномерный массив, заполнить его случайными числами и вывести на печать.</text:p>
        </text:list-item>
        <text:list-item>
          <text:p text:style-name="P23">Выполнить указанное в варианте задание и вывести полученный массив на печать.</text:p>
        </text:list-item>
        <text:list-item>
          <text:p text:style-name="P23">Сформировать динамический двумерный массив, заполнить его случайными числами и вывести на печать.</text:p>
        </text:list-item>
        <text:list-item>
          <text:p text:style-name="P23">Выполнить указанное в варианте задание и вывести полученный массив на печать.</text:p>
        </text:list-item>
      </text:list>
      <text:h text:style-name="P22" text:outline-level="2"><text:span text:style-name="T16">3</text:span> Варианты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Text_20_body">№ варианта</text:p>
          </table:table-cell>
          <table:table-cell table:style-name="Таблица18.A1" office:value-type="string">
            <text:p text:style-name="Text_20_body">Одномерный массив</text:p>
          </table:table-cell>
          <table:table-cell table:style-name="Таблица18.C1" office:value-type="string">
            <text:p text:style-name="Text_20_body">Двумерный массив</text:p>
          </table:table-cell>
        </table:table-row>
        <table:table-row table:style-name="Таблица18.1">
          <table:table-cell table:style-name="Таблица18.A1" office:value-type="string">
            <text:p text:style-name="Text_20_body">17</text:p>
          </table:table-cell>
          <table:table-cell table:style-name="Таблица18.A1" office:value-type="string">
            <text:p text:style-name="Text_20_body">Добавить после каждого четного элемента элемент со значением 0</text:p>
          </table:table-cell>
          <table:table-cell table:style-name="Таблица18.C1" office:value-type="string">
            <text:p text:style-name="Text_20_body">Удалить все строки, в которых есть хотя бы один нулевой элемент </text:p>
          </table:table-cell>
        </table:table-row>
      </table:table>
      <text:h text:style-name="P22" text:outline-level="2">5. Методические указания</text:h>
      <text:list text:style-name="WW8Num22">
        <text:list-item>
          <text:p text:style-name="P24">Для выделения памяти под массивы использовать операцию <text:span text:style-name="T17">new</text:span>, для удаления массивов из памяти – операцию <text:span text:style-name="T17">delete</text:span>.</text:p>
        </text:list-item>
        <text:list-item>
          <text:p text:style-name="P24">Для выделения памяти, заполнения массивов, удаления и добавления элементов (строк, столбцов) написать отдельные функции. В функции <text:span text:style-name="T17">main</text:span>() должны быть размещены только описания переменных и обращения к соответствующим функциям:</text:p>
        </text:list-item>
      </text:list>
      <text:p text:style-name="Мой_20_код">int main()</text:p>
      <text:p text:style-name="Мой_20_код">{</text:p>
      <text:p text:style-name="Мой_20_код"><text:tab/><text:tab/>int n;</text:p>
      <text:p text:style-name="Мой_20_код"><text:tab/><text:tab/>cout &lt;&lt; "N?"; cin &gt;&gt; n;</text:p>
      <text:p text:style-name="Мой_20_код"><text:soft-page-break/><text:tab/><text:tab/>person *mas = form_mas(n);</text:p>
      <text:p text:style-name="Мой_20_код"><text:tab/><text:tab/>init_mas(mas,n);</text:p>
      <text:p text:style-name="Мой_20_код"><text:tab/><text:tab/>print_mas(mas,n);</text:p>
      <text:p text:style-name="Мой_20_код"><text:tab/><text:tab/>return 1;</text:p>
      <text:p text:style-name="Мой_20_код">}</text:p>
      <text:p text:style-name="P25"/>
      <text:list text:continue-numbering="true" text:style-name="WW8Num22">
        <text:list-item>
          <text:p text:style-name="P24">Для реализации интерфейса использовать текстовое меню:</text:p>
        </text:list-item>
      </text:list>
      <text:p text:style-name="P25">….</text:p>
      <text:p text:style-name="Мой_20_код">do</text:p>
      <text:p text:style-name="Мой_20_код">{</text:p>
      <text:p text:style-name="Мой_20_код"><text:span text:style-name="T17"><text:tab/><text:tab/>cout </text:span>&lt;&lt; ”1. Формирование массива\<text:span text:style-name="T17">n</text:span>”;</text:p>
      <text:p text:style-name="Мой_20_код"><text:span text:style-name="T17"><text:tab/><text:tab/>cout </text:span>&lt;&lt; ”2. Печать массива\<text:span text:style-name="T17">n</text:span>”;</text:p>
      <text:p text:style-name="Мой_20_код"><text:span text:style-name="T17"><text:tab/><text:tab/>cout </text:span>&lt;&lt; ”3. Удаление из массива\<text:span text:style-name="T17">n</text:span>”;</text:p>
      <text:p text:style-name="Мой_20_код"><text:span text:style-name="T17"><text:tab/><text:tab/>cout </text:span>&lt;&lt; ”4. Добавление в массив\<text:span text:style-name="T17">n</text:span>”;</text:p>
      <text:p text:style-name="Мой_20_код"><text:span text:style-name="T17"><text:tab/><text:tab/>cout </text:span>&lt;&lt; ”5. Выход<text:span text:style-name="T17">\n”;</text:span></text:p>
      <text:p text:style-name="Мой_20_код"><text:tab/><text:tab/>cin &gt;&gt; k;</text:p>
      <text:p text:style-name="Мой_20_код">switch (k)</text:p>
      <text:p text:style-name="Мой_20_код">{</text:p>
      <text:p text:style-name="Мой_20_код"><text:span text:style-name="T17"><text:tab/><text:tab/>case 1: mas=form_mas(SIZE); input_mas(mas,SIZE); <text:tab/><text:tab/><text:tab/><text:tab/><text:tab/>break; //</text:span>выделение<text:span text:style-name="T17"> </text:span>памяти<text:span text:style-name="T17"> </text:span>и<text:span text:style-name="T17"> </text:span>заполнение</text:p>
      <text:p text:style-name="Мой_20_код"><text:span text:style-name="T17"><text:tab/><text:tab/>case 2: print_mas(mas,SIZE); break; //</text:span>печать</text:p>
      <text:p text:style-name="Мой_20_код"><text:span text:style-name="T17"><text:tab/><text:tab/>case 3: del_mas(mas,SIZE); break; //</text:span>удаление</text:p>
      <text:p text:style-name="Мой_20_код"><text:span text:style-name="T17"><text:tab/><text:tab/>case 4: add_mas(mas,SIZE); break; //</text:span>добавление</text:p>
      <text:p text:style-name="Мой_20_код">}</text:p>
      <text:p text:style-name="Мой_20_код"><text:span text:style-name="T17">while</text:span> <text:span text:style-name="T17">(k</text:span>!=<text:span text:style-name="T17">5); //</text:span>выход</text:p>
      <text:list text:continue-numbering="true" text:style-name="WW8Num22">
        <text:list-item>
          <text:p text:style-name="P24">При удалении элементов (строк, столбцов) предусмотреть ошибочные ситуации, т. е. ситуации, в которых будет выполняться попытка удаления <text:s/>элемента (строки, столбца) из пустого массива или количество удаляемых элементов будет превышать количество имеющихся элементов (строк, столбцов). В этом случае должно быть выведено сообщение об ошибке. </text:p>
        </text:list-item>
      </text:list>
      <text:h text:style-name="P22" text:outline-level="2"><text:soft-page-break/><text:span text:style-name="T18"/></text:h>
      <text:h text:style-name="Heading_20_2" text:outline-level="2">5 Содержание отчета</text:h>
      <text:p text:style-name="P26">Составьте отчет по Лаб.Р., который включает: постановку задачи, исходны<text:span text:style-name="T19">й</text:span> текст приложения, описание входных, выходных и промежуточных данных, используемых функций, <text:span text:style-name="T19">демонстрация консольного вывода</text:span>.</text:p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Regular" style:font-pitch="fixed"/>
    <style:font-face style:name="Source Code Pro Semibold2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2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27M45S</meta:editing-duration>
    <meta:editing-cycles>61</meta:editing-cycles>
    <meta:generator>LibreOffice/24.8.1.2$Windows_X86_64 LibreOffice_project/87fa9aec1a63e70835390b81c40bb8993f1d4ff6</meta:generator>
    <dc:title>Реферат ГОСТ</dc:title>
    <dc:date>2024-10-29T12:06:23.162000000</dc:date>
    <meta:print-date>2024-10-28T00:00:41.522619861</meta:print-date>
    <meta:printed-by>Файлы PDF</meta:printed-by>
    <meta:document-statistic meta:table-count="1" meta:image-count="0" meta:object-count="0" meta:page-count="4" meta:paragraph-count="62" meta:word-count="349" meta:character-count="2620" meta:non-whitespace-character-count="2297"/>
  </office:meta>
</office:document-meta>
</file>